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resentation" style:name="a408">
      <style:graphic-properties draw:fill="none" fo:clip="rect(0in, 0in, 0.12731in, 0in)" draw:stroke="none"/>
    </style:style>
    <style:style style:family="graphic" style:name="a409">
      <style:graphic-properties draw:fill="none" draw:stroke="solid" svg:stroke-width="0.16667in" svg:stroke-color="#ffc000" svg:stroke-opacity="100%" draw:stroke-linejoin="miter" svg:stroke-linecap="butt" style:protect="position siz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7">
      <style:graphic-properties draw:fill="none" fo:clip="rect(1.58534in, 0in, 0.82876in, 0in)" draw:stroke="non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Rubrikbild" presentation:presentation-page-layout-name="Master1-PPL1" draw:id="Slide-256">
        <draw:custom-shape svg:x="0.00001in" svg:y="0in" svg:width="6.65294in" svg:height="7.5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6" draw:name="Rubrik 1" svg:x="1.26373in" svg:y="0.69747in" svg:width="4.68547in" svg:height="6.09883in" presentation:class="title" presentation:placeholder="false">
          <draw:text-box>
            <text:p text:style-name="a385" text:class-names="" text:cond-style-name=""><text:span text:style-name="a384" text:class-names="">Brandväggspolicy ”Reject” och ”Drop”</text:span></text:p>
          </draw:text-box>
          <svg:title/>
          <svg:desc/>
        </draw:frame>
        <draw:custom-shape svg:x="6.66667in" svg:y="0in" svg:width="6.66666in" svg:height="7.5in" draw:id="id65" draw:style-name="a389" draw:name="Rectangle 9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92" draw:name="Underrubrik 2" svg:x="7.37037in" svg:y="0.69747in" svg:width="4.70897in" svg:height="6.40961in" presentation:class="subtitle" presentation:placeholder="false">
          <draw:text-box>
            <text:p text:style-name="a391" text:class-names="" text:cond-style-name=""><text:span text:style-name="a390" text:class-names="">Jesper Värn</text:span></text:p>
          </draw:text-box>
          <svg:title/>
          <svg:desc/>
        </draw:frame>
      </draw:page>
      <draw:page draw:name="Slide2" draw:style-name="a393" draw:master-page-name="Master1-Layout2-obj-Rubrik-och-innehåll" presentation:presentation-page-layout-name="Master1-PPL2" draw:id="Slide-257">
        <draw:custom-shape svg:x="0.00167in" svg:y="0in" svg:width="13.33in" svg:height="7.5in" draw:id="id67" draw:style-name="a396" draw:name="Rectangle 8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presentation:style-name="a397" draw:name="Platshållare för innehåll 3" svg:x="0.00002in" svg:y="0.0014in" svg:width="13.33331in" svg:height="7.4986in" style:rel-width="scale" style:rel-height="scale" presentation:class="graphic" presentation:placeholder="false">
          <draw:image xlink:href="media/image1.png" xlink:type="simple" xlink:show="embed" xlink:actuate="onLoad"/>
          <svg:title/>
          <svg:desc>En bild som visar text

Automatiskt genererad beskrivning</svg:desc>
        </draw:frame>
      </draw:page>
      <draw:page draw:name="Slide3" draw:style-name="a398" draw:master-page-name="Master1-Layout2-obj-Rubrik-och-innehåll" presentation:presentation-page-layout-name="Master1-PPL2" draw:id="Slide-258">
        <draw:custom-shape svg:x="0in" svg:y="0in" svg:width="13.33333in" svg:height="7.49931in" draw:id="id69" draw:style-name="a401" draw:name="Rectangle 8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5.67273in" draw:id="id70" draw:style-name="a404" draw:name="Rectangle 10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523in" svg:y="0.60363in" svg:width="12.02873in" svg:height="5.90546in" draw:id="id71" draw:style-name="a407" draw:name="Rectangle 12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08" draw:name="Platshållare för innehåll 3" svg:x="0.91667in" svg:y="0.82475in" svg:width="11.5in" svg:height="5.46323in" style:rel-width="scale" style:rel-height="scale" presentation:class="graphic" presentation:placeholder="false">
          <draw:image xlink:href="media/image2.png" xlink:type="simple" xlink:show="embed" xlink:actuate="onLoad"/>
          <svg:title/>
          <svg:desc>Linux Firewall: iptables</svg:desc>
        </draw:frame>
        <draw:connector draw:type="line" svg:x1="12.6823in" svg:y1="6.92232in" svg:x2="0.6523in" svg:y2="6.92232in" draw:id="id73" draw:style-name="a409" draw:name="Straight Connector 1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tshållare för rubrik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cka här för att ändra mall för rubrikformat</text:span><text:span text:style-name="a2" text:class-names=""/></text:p>
        </draw:text-box>
        <svg:title/>
        <svg:desc/>
      </draw:frame>
      <draw:frame draw:id="id1" presentation:style-name="a21" draw:name="Platshållare för tex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cka här för att ändra format på bakgrundstex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Nivå t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Nivå tr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Nivå fem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tshållare fö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tshållare för sidfo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tshållare för bild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Rubrikbild" style:page-layout-name="pageLayout1" draw:style-name="a34">
      <draw:frame draw:id="id5" presentation:style-name="a38" draw:name="Rubrik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cka här för att ändra mall för rubrikformat</text:span><text:span text:style-name="a36" text:class-names=""/></text:p>
        </draw:text-box>
        <svg:title/>
        <svg:desc/>
      </draw:frame>
      <draw:frame draw:id="id6" presentation:style-name="a42" draw:name="Underrubrik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cka här för att ändra mall för underrubrikformat</text:span><text:span text:style-name="a40" text:class-names=""/></text:p>
        </draw:text-box>
        <svg:title/>
        <svg:desc/>
      </draw:frame>
      <draw:frame draw:id="id7" presentation:style-name="a47" draw:name="Platshållare fö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tshållare för sidfo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tshållare för bild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Rubrik-och-innehåll" style:page-layout-name="pageLayout1" draw:style-name="a55">
      <draw:frame draw:id="id10" presentation:style-name="a59" draw:name="Rubrik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cka här för att ändra mall för rubrikformat</text:span><text:span text:style-name="a57" text:class-names=""/></text:p>
        </draw:text-box>
        <svg:title/>
        <svg:desc/>
      </draw:frame>
      <draw:frame draw:id="id11" presentation:style-name="a76" draw:name="Platshållare för innehåll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cka här för att ändra format på bakgrundstex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Nivå t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Nivå tr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Nivå fem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tshållare fö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tshållare för sidfo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tshållare för bild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vsnittsrubrik" style:page-layout-name="pageLayout1" draw:style-name="a89">
      <draw:frame draw:id="id15" presentation:style-name="a93" draw:name="Rubrik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cka här för att ändra mall för rubrikformat</text:span><text:span text:style-name="a91" text:class-names=""/></text:p>
        </draw:text-box>
        <svg:title/>
        <svg:desc/>
      </draw:frame>
      <draw:frame draw:id="id16" presentation:style-name="a97" draw:name="Platshållare för tex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cka här för att ändra format på bakgrundstexten</text:span></text:p>
            </text:list-item>
          </text:list>
        </draw:text-box>
        <svg:title/>
        <svg:desc/>
      </draw:frame>
      <draw:frame draw:id="id17" presentation:style-name="a102" draw:name="Platshållare fö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tshållare för sidfo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tshållare för bild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vå-delar" style:page-layout-name="pageLayout1" draw:style-name="a110">
      <draw:frame draw:id="id20" presentation:style-name="a114" draw:name="Rubrik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cka här för att ändra mall för rubrikformat</text:span><text:span text:style-name="a112" text:class-names=""/></text:p>
        </draw:text-box>
        <svg:title/>
        <svg:desc/>
      </draw:frame>
      <draw:frame draw:id="id21" presentation:style-name="a131" draw:name="Platshållare för innehåll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cka här för att ändra format på bakgrundstex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Nivå t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Nivå tr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Nivå fem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tshållare för innehåll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cka här för att ändra format på bakgrundstex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Nivå t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Nivå tr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Nivå fem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tshållare fö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tshållare för sidfo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tshållare för bild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Jämförelse" style:page-layout-name="pageLayout1" draw:style-name="a161">
      <draw:frame draw:id="id26" presentation:style-name="a165" draw:name="Rubrik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cka här för att ändra mall för rubrikformat</text:span><text:span text:style-name="a163" text:class-names=""/></text:p>
        </draw:text-box>
        <svg:title/>
        <svg:desc/>
      </draw:frame>
      <draw:frame draw:id="id27" presentation:style-name="a169" draw:name="Platshållare för tex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cka här för att ändra format på bakgrundstexten</text:span></text:p>
            </text:list-item>
          </text:list>
        </draw:text-box>
        <svg:title/>
        <svg:desc/>
      </draw:frame>
      <draw:frame draw:id="id28" presentation:style-name="a186" draw:name="Platshållare för innehåll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cka här för att ändra format på bakgrundstex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Nivå t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Nivå tr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Nivå fem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tshållare för tex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cka här för att ändra format på bakgrundstexten</text:span></text:p>
            </text:list-item>
          </text:list>
        </draw:text-box>
        <svg:title/>
        <svg:desc/>
      </draw:frame>
      <draw:frame draw:id="id30" presentation:style-name="a207" draw:name="Platshållare för innehåll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cka här för att ändra format på bakgrundstex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Nivå t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Nivå tr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Nivå fem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tshållare fö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tshållare för sidfo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tshållare för bild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Endast-rubrik" style:page-layout-name="pageLayout1" draw:style-name="a220">
      <draw:frame draw:id="id34" presentation:style-name="a224" draw:name="Rubrik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cka här för att ändra mall för rubrikformat</text:span><text:span text:style-name="a222" text:class-names=""/></text:p>
        </draw:text-box>
        <svg:title/>
        <svg:desc/>
      </draw:frame>
      <draw:frame draw:id="id35" presentation:style-name="a229" draw:name="Platshållare fö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tshållare för sidfo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tshållare för bild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" style:page-layout-name="pageLayout1" draw:style-name="a237">
      <draw:frame draw:id="id38" presentation:style-name="a242" draw:name="Platshållare fö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tshållare för sidfo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tshållare för bild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Text-med-bildtext" style:page-layout-name="pageLayout1" draw:style-name="a250">
      <draw:frame draw:id="id41" presentation:style-name="a254" draw:name="Rubrik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cka här för att ändra mall för rubrikformat</text:span><text:span text:style-name="a252" text:class-names=""/></text:p>
        </draw:text-box>
        <svg:title/>
        <svg:desc/>
      </draw:frame>
      <draw:frame draw:id="id42" presentation:style-name="a271" draw:name="Platshållare för innehåll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cka här för att ändra format på bakgrundstex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Nivå t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Nivå tr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Nivå fem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tshållare för tex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cka här för att ändra format på bakgrundstexten</text:span></text:p>
            </text:list-item>
          </text:list>
        </draw:text-box>
        <svg:title/>
        <svg:desc/>
      </draw:frame>
      <draw:frame draw:id="id44" presentation:style-name="a280" draw:name="Platshållare fö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tshållare för sidfo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tshållare för bild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ed-bildtext" style:page-layout-name="pageLayout1" draw:style-name="a288">
      <draw:frame draw:id="id47" presentation:style-name="a292" draw:name="Rubrik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cka här för att ändra mall för rubrikformat</text:span><text:span text:style-name="a290" text:class-names=""/></text:p>
        </draw:text-box>
        <svg:title/>
        <svg:desc/>
      </draw:frame>
      <draw:frame draw:id="id48" presentation:style-name="a295" draw:name="Platshållare för bild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tshållare för tex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304" draw:name="Platshållare fö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tshållare för sidfo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tshållare för bild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Rubrik-och-lodrät-text" style:page-layout-name="pageLayout1" draw:style-name="a312">
      <draw:frame draw:id="id53" presentation:style-name="a316" draw:name="Rubrik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cka här för att ändra mall för rubrikformat</text:span><text:span text:style-name="a314" text:class-names=""/></text:p>
        </draw:text-box>
        <svg:title/>
        <svg:desc/>
      </draw:frame>
      <draw:frame draw:id="id54" presentation:style-name="a333" draw:name="Platshållare för lodrät tex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cka här för att ändra format på bakgrundstex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Nivå t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Nivå tr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Nivå fem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tshållare fö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tshållare för sidfo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tshållare för bild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rät-rubrik-och-text" style:page-layout-name="pageLayout1" draw:style-name="a346">
      <draw:frame draw:id="id58" presentation:style-name="a350" draw:name="Lodrät rubrik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cka här för att ändra mall för rubrikformat</text:span><text:span text:style-name="a348" text:class-names=""/></text:p>
        </draw:text-box>
        <svg:title/>
        <svg:desc/>
      </draw:frame>
      <draw:frame draw:id="id59" presentation:style-name="a367" draw:name="Platshållare för lodrät tex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cka här för att ändra format på bakgrundstex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Nivå t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Nivå tr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Nivå fem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tshållare fö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tshållare för sidfo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tshållare för bild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randväggspolicy ”Reject” och ”Drop”</dc:title>
    <meta:initial-creator>Jesper Värn</meta:initial-creator>
    <dc:creator>Jesper Värn</dc:creator>
    <meta:creation-date>2023-02-16T06:13:40Z</meta:creation-date>
    <dc:date>2023-02-16T06:17:03Z</dc:date>
    <meta:editing-cycles>1</meta:editing-cycles>
    <meta:editing-duration>PT203S</meta:editing-duration>
    <meta:document-statistic meta:paragraph-count="2" meta:word-count="10"/>
  </office:meta>
</office:document-meta>
</file>